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1d4c5" officeooo:paragraph-rsid="0011d4c5"/>
    </style:style>
    <style:style style:name="P2" style:family="paragraph" style:parent-style-name="Text_20_body">
      <style:paragraph-properties fo:margin-top="0cm" fo:margin-bottom="0.499cm" loext:contextual-spacing="false"/>
      <style:text-properties fo:font-weight="normal" officeooo:rsid="0011d4c5" officeooo:paragraph-rsid="0011d4c5" style:font-weight-asian="normal" style:font-weight-complex="normal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Preformatted_20_Text">
      <style:paragraph-properties fo:margin-top="0cm" fo:margin-bottom="0.499cm" loext:contextual-spacing="false"/>
      <style:text-properties officeooo:paragraph-rsid="00128eae"/>
    </style:style>
    <style:style style:name="P5" style:family="paragraph" style:parent-style-name="Preformatted_20_Text">
      <style:text-properties fo:font-weight="normal" officeooo:rsid="0011d4c5" officeooo:paragraph-rsid="0011d4c5" style:font-weight-asian="normal" style:font-weight-complex="normal"/>
    </style:style>
    <style:style style:name="P6" style:family="paragraph" style:parent-style-name="Preformatted_20_Text">
      <style:text-properties fo:font-weight="normal" officeooo:rsid="00125fb2" officeooo:paragraph-rsid="00125fb2" style:font-weight-asian="normal" style:font-weight-complex="normal"/>
    </style:style>
    <style:style style:name="P7" style:family="paragraph" style:parent-style-name="Standard">
      <style:text-properties officeooo:rsid="0011d4c5" officeooo:paragraph-rsid="0011d4c5"/>
    </style:style>
    <style:style style:name="P8" style:family="paragraph" style:parent-style-name="Standard">
      <style:text-properties fo:font-weight="bold" officeooo:rsid="00125fb2" officeooo:paragraph-rsid="00125fb2" style:font-weight-asian="bold" style:font-weight-complex="bold"/>
    </style:style>
    <style:style style:name="P9" style:family="paragraph" style:parent-style-name="Text_20_body">
      <style:text-properties fo:font-style="normal" officeooo:rsid="0011d4c5" officeooo:paragraph-rsid="0011d4c5" style:font-style-asian="normal" style:font-style-complex="normal"/>
    </style:style>
    <style:style style:name="P10" style:family="paragraph" style:parent-style-name="Preformatted_20_Text">
      <style:text-properties fo:font-style="normal" fo:font-weight="normal" officeooo:rsid="0015471c" officeooo:paragraph-rsid="0015471c" style:font-style-asian="normal" style:font-weight-asian="normal" style:font-style-complex="normal" style:font-weight-complex="normal"/>
    </style:style>
    <style:style style:name="P11" style:family="paragraph" style:parent-style-name="Preformatted_20_Text">
      <style:text-properties fo:font-style="normal" fo:font-weight="normal" officeooo:rsid="0016e5ee" officeooo:paragraph-rsid="0016e5ee" style:font-style-asian="normal" style:font-weight-asian="normal" style:font-style-complex="normal" style:font-weight-complex="normal"/>
    </style:style>
    <style:style style:name="P12" style:family="paragraph" style:parent-style-name="Preformatted_20_Text">
      <style:text-properties fo:font-style="normal" fo:font-weight="normal" officeooo:rsid="0017d08a" officeooo:paragraph-rsid="0017d08a" style:font-style-asian="normal" style:font-weight-asian="normal" style:font-style-complex="normal" style:font-weight-complex="normal"/>
    </style:style>
    <style:style style:name="P13" style:family="paragraph" style:parent-style-name="Preformatted_20_Text">
      <style:paragraph-properties fo:margin-top="0cm" fo:margin-bottom="0.499cm" loext:contextual-spacing="false"/>
    </style:style>
    <style:style style:name="P14" style:family="paragraph" style:parent-style-name="Standard">
      <style:text-properties fo:font-style="normal" officeooo:rsid="0011d4c5" officeooo:paragraph-rsid="0011d4c5" style:font-style-asian="normal" style:font-style-complex="normal"/>
    </style:style>
    <style:style style:name="P15" style:family="paragraph" style:parent-style-name="Standard">
      <style:text-properties fo:font-style="normal" fo:font-weight="bold" officeooo:rsid="0011d4c5" officeooo:paragraph-rsid="0011d4c5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style="normal" fo:font-weight="bold" officeooo:rsid="00134c34" officeooo:paragraph-rsid="00134c34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style="normal" fo:font-weight="bold" officeooo:rsid="0016e5ee" officeooo:paragraph-rsid="0016e5ee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fo:font-weight="bold" officeooo:rsid="0017d08a" officeooo:paragraph-rsid="0017d08a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fo:font-weight="normal" officeooo:rsid="0011d4c5" officeooo:paragraph-rsid="0011d4c5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125fb2" officeooo:paragraph-rsid="00125fb2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15471c" officeooo:paragraph-rsid="0015471c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16e5ee" officeooo:paragraph-rsid="0015471c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16e5ee" officeooo:paragraph-rsid="0016e5ee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17d08a" officeooo:paragraph-rsid="0017d08a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186164" officeooo:paragraph-rsid="00186164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officeooo:paragraph-rsid="0016e5ee"/>
    </style:style>
    <style:style style:name="P27" style:family="paragraph" style:parent-style-name="Standard">
      <style:text-properties officeooo:paragraph-rsid="0018616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34c34" style:font-style-asian="normal" style:font-style-complex="normal"/>
    </style:style>
    <style:style style:name="T4" style:family="text">
      <style:text-properties fo:font-style="normal" fo:font-weight="normal" officeooo:rsid="0016e5ee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86164" style:font-style-asian="normal" style:font-weight-asian="normal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Liberation Serif" fo:font-size="12pt" officeooo:rsid="00128eae" style:font-size-asian="12pt" style:font-size-complex="12pt"/>
    </style:style>
    <style:style style:name="T8" style:family="text">
      <style:text-properties style:font-name="Liberation Serif" fo:font-size="12pt" fo:font-style="italic" officeooo:rsid="00128eae" style:font-size-asian="12pt" style:font-style-asian="italic" style:font-size-complex="12pt" style:font-style-complex="italic"/>
    </style:style>
    <style:style style:name="T9" style:family="text">
      <style:text-properties style:font-name="Liberation Serif" fo:font-size="12pt" fo:font-style="normal" officeooo:rsid="00128eae" style:font-size-asian="12pt" style:font-style-asian="normal" style:font-size-complex="12pt" style:font-style-complex="normal"/>
    </style:style>
    <style:style style:name="T10" style:family="text">
      <style:text-properties officeooo:rsid="0015471c"/>
    </style:style>
    <style:style style:name="T11" style:family="text">
      <style:text-properties officeooo:rsid="0017d08a"/>
    </style:style>
    <style:style style:name="T12" style:family="text">
      <style:text-properties officeooo:rsid="001861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SS basics <text:span text:style-name="T6">changing the colour</text:span></text:p>
      <text:p text:style-name="P7"/>
      <text:p text:style-name="P7">to change the color style of the h2 element:</text:p>
      <text:p text:style-name="P7"/>
      <text:p text:style-name="P1">We can do this by changing the <text:span text:style-name="Source_20_Text">style</text:span> of your <text:span text:style-name="Source_20_Text">h2</text:span> element.</text:p>
      <text:p text:style-name="Text_20_body">The property that is responsible for the color of an element's text is the <text:span text:style-name="Source_20_Text">color</text:span> style property.</text:p>
      <text:p text:style-name="Text_20_body">Here's how you would set your <text:span text:style-name="Source_20_Text">h2</text:span> element's text color to blue:</text:p>
      <text:p text:style-name="P3"><text:span text:style-name="Source_20_Text">&lt;h2 style="color: blue;"&gt;CatPhotoApp&lt;/h2&gt;</text:span></text:p>
      <text:p text:style-name="P1">We can do this by changing the <text:span text:style-name="Source_20_Text">style</text:span> of your <text:span text:style-name="Source_20_Text">h2</text:span> element.</text:p>
      <text:p text:style-name="Text_20_body">The property that is responsible for the color of an element's text is the <text:span text:style-name="Source_20_Text">color</text:span> style property.</text:p>
      <text:p text:style-name="Text_20_body">Here's how you would set your <text:span text:style-name="Source_20_Text">h2</text:span> element's text color to blue:</text:p>
      <text:p text:style-name="P3"><text:span text:style-name="Source_20_Text">&lt;h2 style="color: blue;"&gt;CatPhotoApp&lt;/h2&gt;</text:span></text:p>
      <text:p text:style-name="P7"/>
      <text:p text:style-name="P7"/>
      <text:p text:style-name="P7">With CSS we can style elements. We can use that to change the way an element looks in a page.</text:p>
      <text:p text:style-name="P7">BY editing that thml code we were styling that h2 element with inline CSS.</text:p>
      <text:p text:style-name="P7"/>
      <text:p text:style-name="P7">But there is a better way to do this. We can use the <text:span text:style-name="T1">style </text:span><text:span text:style-name="T2"><text:s/>tag like this:</text:span></text:p>
      <text:p text:style-name="P9">like this:</text:p>
      <text:p text:style-name="Preformatted_20_Text"><text:span text:style-name="Source_20_Text">&lt;style&gt;</text:span></text:p>
      <text:p text:style-name="P3"><text:span text:style-name="Source_20_Text">&lt;/style&gt;</text:span></text:p>
      <text:p text:style-name="P7"><text:span text:style-name="T2">Inside this block, we can create the </text:span><text:span text:style-name="T1">CSS </text:span><text:span text:style-name="T2"><text:s/>selector for all the h2 elements.</text:span></text:p>
      <text:p text:style-name="P14"/>
      <text:p text:style-name="P1"><text:span text:style-name="T2">For example, if you wanted all </text:span><text:span text:style-name="Source_20_Text"><text:span text:style-name="T2">h2</text:span></text:span><text:span text:style-name="T2"> elements to be red, you would add a style rule that looks like this:</text:span></text:p>
      <text:p text:style-name="Preformatted_20_Text"><text:span text:style-name="Source_20_Text">&lt;style&gt;</text:span></text:p>
      <text:p text:style-name="Preformatted_20_Text"><text:span text:style-name="Source_20_Text"><text:s text:c="2"/>h2 {</text:span></text:p>
      <text:p text:style-name="Preformatted_20_Text"><text:span text:style-name="Source_20_Text"><text:s text:c="4"/>color: red;</text:span></text:p>
      <text:p text:style-name="Preformatted_20_Text"><text:span text:style-name="Source_20_Text"><text:s text:c="2"/>}</text:span></text:p>
      <text:p text:style-name="P3"><text:span text:style-name="Source_20_Text">&lt;/style&gt;</text:span></text:p>
      <text:p text:style-name="P14"/>
      <text:p text:style-name="P15">Using CSS class to style an element in CSS</text:p>
      <text:p text:style-name="P19"><text:s/>classes are reusable styles that can be added to HTML elements.</text:p>
      <text:p text:style-name="P19">Here is an example:</text:p>
      <text:p text:style-name="P19"/>
      <text:p text:style-name="P5"><text:span text:style-name="Source_20_Text"><text:span text:style-name="T2">&lt;style&gt;</text:span></text:span></text:p>
      <text:p text:style-name="Preformatted_20_Text"><text:span text:style-name="Source_20_Text"><text:s text:c="2"/>.blue-text {</text:span></text:p>
      <text:p text:style-name="Preformatted_20_Text"><text:span text:style-name="Source_20_Text"><text:s text:c="4"/>color: blue;</text:span></text:p>
      <text:p text:style-name="Preformatted_20_Text"><text:span text:style-name="Source_20_Text"><text:s text:c="2"/>}</text:span></text:p>
      <text:p text:style-name="P3"><text:span text:style-name="Source_20_Text">&lt;/style&gt;</text:span></text:p>
      <text:p text:style-name="P2"><text:span text:style-name="T2">You can see that we've created a CSS class called </text:span><text:span text:style-name="Source_20_Text"><text:span text:style-name="T2">blue-text</text:span></text:span><text:span text:style-name="T2"> within the </text:span><text:span text:style-name="Source_20_Text"><text:span text:style-name="T2">&lt;style&gt;</text:span></text:span><text:span text:style-name="T2"> tag. You can apply a class to an HTML element like this: </text:span><text:span text:style-name="Source_20_Text"><text:span text:style-name="T2">&lt;h2 class="blue-text"&gt;CatPhotoApp&lt;/h2&gt;</text:span></text:span><text:span text:style-name="T2">. Note that in your CSS </text:span><text:span text:style-name="Source_20_Text"><text:span text:style-name="T2">style</text:span></text:span><text:span text:style-name="T2"> element, class </text:span><text:soft-page-break/><text:span text:style-name="T2">names start with a period. In your HTML elements' class attribute, the class name does not include the period.</text:span></text:p>
      <text:p text:style-name="P20">Classes allow us to use the same css styles on multiple HTML elements</text:p>
      <text:p text:style-name="P20"/>
      <text:p text:style-name="P20">We can see this by applying the red-text to the first p element.</text:p>
      <text:p text:style-name="P20"/>
      <text:p text:style-name="P20"/>
      <text:p text:style-name="P8"><text:span text:style-name="T2">Cha</text:span><text:span text:style-name="T3">nging font sizes and font types</text:span></text:p>
      <text:p text:style-name="P20">Font size is controlled by the Font size CSS property, like this:</text:p>
      <text:p text:style-name="P6"><text:span text:style-name="Source_20_Text"><text:span text:style-name="T2">h1 {</text:span></text:span></text:p>
      <text:p text:style-name="Preformatted_20_Text"><text:span text:style-name="Source_20_Text"><text:s text:c="2"/>font-size: 30px;</text:span></text:p>
      <text:p text:style-name="P3"><text:span text:style-name="Source_20_Text">}</text:span></text:p>
      <text:p text:style-name="P4"><text:span text:style-name="Source_20_Text"><text:span text:style-name="T7">You can set the font type of an element by using the </text:span></text:span><text:span text:style-name="Source_20_Text"><text:span text:style-name="T8">font-family</text:span></text:span><text:span text:style-name="Source_20_Text"><text:span text:style-name="T9"> property.</text:span></text:span></text:p>
      <text:p text:style-name="P6"><text:span text:style-name="Source_20_Text"><text:span text:style-name="T2">h2 {</text:span></text:span></text:p>
      <text:p text:style-name="Preformatted_20_Text"><text:span text:style-name="Source_20_Text"><text:s text:c="2"/>font-family: sans-serif;</text:span></text:p>
      <text:p text:style-name="P3"><text:span text:style-name="Source_20_Text">}</text:span></text:p>
      <text:p text:style-name="P16">Importing a font from google<text:span text:style-name="T10">r</text:span></text:p>
      <text:p text:style-name="P21">We can also import fonts from the internet. </text:p>
      <text:p text:style-name="P21">Google fonts is a free library fonts that you can use in the css by referencing the URL</text:p>
      <text:p text:style-name="P21"><text:s/></text:p>
      <text:p text:style-name="P21">To import a google font you can copy the font’s url from the google fonts library and paste it in the HTML</text:p>
      <text:p text:style-name="P21"/>
      <text:p text:style-name="P21">for example, to use the <text:span text:style-name="T1">lobster </text:span><text:s/>font we copy and paste this code snippet:</text:p>
      <text:p text:style-name="P21"/>
      <text:p text:style-name="P10"><text:span text:style-name="Source_20_Text">&lt;link href="https://fonts.googleapis.com/css?family=Lobster" rel="stylesheet" type="text/css"&gt;</text:span></text:p>
      <text:p text:style-name="P21"/>
      <text:p text:style-name="P21">and paste it into the code editor before the opening style element</text:p>
      <text:p text:style-name="P21">You can now use the lobster font in the css as the FAMILY_NAME as the following example</text:p>
      <text:p text:style-name="P10"><text:span text:style-name="Source_20_Text">font-family: FAMILY_NAME, GENERIC_NAME;</text:span></text:p>
      <text:p text:style-name="P21"><text:s/></text:p>
      <text:p text:style-name="P21">The generic name is optional, it is a fall back just in case the the other specified font is not available.</text:p>
      <text:p text:style-name="P21"/>
      <text:p text:style-name="P21">If there is a space in the font (like comic sans) be sure to put the font name between quotation marks.</text:p>
      <text:p text:style-name="P22"><text:s/></text:p>
      <text:p text:style-name="P23">There are certain fonts which are available to all browsers, and these are serif, sans serif and monospace</text:p>
      <text:p text:style-name="P23"/>
      <text:p text:style-name="P23">When one font is not available, you can tell the browser to “degrade” to another font.</text:p>
      <text:p text:style-name="P23"/>
      <text:p text:style-name="P23">For example, when you want to use Helvetica but helvetica, is not available, you can tell your browser to degrade to serif by doing the following:</text:p>
      <text:p text:style-name="P23"/>
      <text:p text:style-name="P23"/>
      <text:p text:style-name="P11"><text:span text:style-name="Source_20_Text"><text:s text:c="2"/>font-family: Helvetica, sans-serif;</text:span></text:p>
      <text:p text:style-name="P23"/>
      <text:p text:style-name="P23"/>
      <text:p text:style-name="P17"><text:soft-page-break/>Width CSS</text:p>
      <text:p text:style-name="P23">Css has a property that controls an element’s width. Just like with fonts we will use px (pixels) to specify the image’s width.</text:p>
      <text:p text:style-name="P23"/>
      <text:p text:style-name="P23">For example, if we wanted to create a css class called <text:span text:style-name="T1">larger image</text:span> that gave HTML elements with a width of 500 pixels, we ‘d use:</text:p>
      <text:p text:style-name="P23"/>
      <text:p text:style-name="P23"/>
      <text:p text:style-name="P11"><text:span text:style-name="Source_20_Text">&lt;style&gt;</text:span></text:p>
      <text:p text:style-name="Preformatted_20_Text"><text:span text:style-name="Source_20_Text"><text:s text:c="2"/>.larger-image {</text:span></text:p>
      <text:p text:style-name="Preformatted_20_Text"><text:span text:style-name="Source_20_Text"><text:s text:c="4"/>width: 500px;</text:span></text:p>
      <text:p text:style-name="Preformatted_20_Text"><text:span text:style-name="Source_20_Text"><text:s text:c="2"/>}</text:span></text:p>
      <text:p text:style-name="P3"><text:span text:style-name="Source_20_Text">&lt;/style&gt;</text:span></text:p>
      <text:p text:style-name="P17">Adding borders to around elements:</text:p>
      <text:p text:style-name="P23">If you want<text:span text:style-name="T11">ed</text:span> to create <text:s/><text:span text:style-name="T11">a red </text:span>border around a an html element, we could use this class:</text:p>
      <text:p text:style-name="P26"><text:span text:style-name="T4"><text:tab/><text:tab/></text:span><text:span text:style-name="Source_20_Text">&lt;style&gt;</text:span></text:p>
      <text:p text:style-name="Preformatted_20_Text"><text:span text:style-name="Source_20_Text"><text:s text:c="2"/>.thin-red-border {</text:span></text:p>
      <text:p text:style-name="Preformatted_20_Text"><text:span text:style-name="Source_20_Text"><text:s text:c="4"/>border-color: red;</text:span></text:p>
      <text:p text:style-name="Preformatted_20_Text"><text:span text:style-name="Source_20_Text"><text:s text:c="4"/>border-width: 5px;</text:span></text:p>
      <text:p text:style-name="Preformatted_20_Text"><text:span text:style-name="Source_20_Text"><text:s text:c="4"/>border-style: solid;</text:span></text:p>
      <text:p text:style-name="Preformatted_20_Text"><text:span text:style-name="Source_20_Text"><text:s text:c="2"/>}</text:span></text:p>
      <text:p text:style-name="P3"><text:span text:style-name="Source_20_Text">&lt;/style&gt;</text:span></text:p>
      <text:p text:style-name="P24">you can apply muttiple classes to an element by separating each class name with a <text:s/>space:</text:p>
      <text:p text:style-name="P12"><text:span text:style-name="Source_20_Text">&lt;img class="class1 class2"&gt;</text:span></text:p>
      <text:p text:style-name="P24"/>
      <text:p text:style-name="P24"/>
      <text:p text:style-name="P18">Add rounded corners with border radius <text:span text:style-name="T12">and making circular images</text:span></text:p>
      <text:p text:style-name="P24"/>
      <text:p text:style-name="P24">To round off corners of images we can use a property called border-radius, where we specify the radius in pixels.</text:p>
      <text:p text:style-name="P25"/>
      <text:p text:style-name="P27"><text:span text:style-name="T5">The wording to include in the css is : </text:span><text:span text:style-name="Source_20_Text">border-radius: </text:span><text:span text:style-name="Source_20_Text"><text:span text:style-name="T12">number;</text:span></text:span></text:p>
      <text:p text:style-name="P27"><text:span text:style-name="Source_20_Text"/></text:p>
      <text:p text:style-name="P27"><text:span text:style-name="Source_20_Text"><text:span text:style-name="T12">where number is written in pixels</text:span></text:span></text:p>
      <text:p text:style-name="P25"/>
      <text:p text:style-name="P25">We can also <text:s/>write the border radius in percentage and use it to make circular images:</text:p>
      <text:p text:style-name="P25"/>
      <text:p text:style-name="P25"/>
      <text:p text:style-name="P25"/>
      <text:p text:style-name="P24"/>
      <text:p text:style-name="P23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4T13:19:16.562441075</meta:creation-date>
    <dc:date>2021-07-04T12:05:19.970824670</dc:date>
    <meta:editing-duration>PT9H8M3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85" meta:word-count="735" meta:character-count="4164" meta:non-whitespace-character-count="3452"/>
  </office:meta>
</office:document-meta>
</file>